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w" table:style-name="ta1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office:value-type="string" calcext:value-type="string">
            <text:p>mit anderer Reihenfolge</text:p>
          </table:table-cell>
          <table:table-cell office:value-type="string" calcext:value-type="string">
            <text:p>Konfusionen</text:p>
          </table:table-cell>
          <table:table-cell office:value-type="string" calcext:value-type="string">
            <text:p>Besser Ty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17" calcext:value-type="float">
            <text:p>117</text:p>
          </table:table-cell>
          <table:table-cell table:formula="of:=[.C2]+[.D2]" office:value-type="float" office:value="439" calcext:value-type="float">
            <text:p>43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formula="of:=[.C3]+[.D3]"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table:formula="of:=[.C4]+[.D4]"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table:formula="of:=[.C5]+[.D5]"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table:formula="of:=[.C6]+[.D6]"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table:formula="of:=[.C7]+[.D7]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C8]+[.D8]"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table:formula="of:=[.C9]+[.D9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formula="of:=[.C10]+[.D10]"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formula="of:=[.C11]+[.D1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pt ist stärker/genauer als Structu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C12]+[.D12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rpose ist stärker als Struct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[.C13]+[.D13]"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tern beschreibt Semantik besser als Code Example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table:formula="of:=[.C14]+[.D14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formula="of:=[.C15]+[.D15]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he Argumentation unt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[.C16]+[.D16]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ept &gt; Purpose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table:formula="of:=[.C17]+[.D1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C18]+[.D18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lity Attributes &gt; Structure and Relationsh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[.C19]+[.D19]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rpose &gt; Patter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[.C20]+[.D20]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tern &gt; Structure and Relationshi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[.C21]+[.D21]"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de Example &gt; Functionality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C22]+[.D22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vironment &gt; Qua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[.C23]+[.D23]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pts &gt; Qual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[.C24]+[.D24]"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ucture &gt; Directives (da meist genaue Typen angegeben werde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C25]+[.D25]" office:value-type="float" office:value="51" calcext:value-type="float">
            <text:p>51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table:formula="of:=[.C26]+[.D26]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table:formula="of:=[.C27]+[.D27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C28]+[.D28]"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table:formula="of:=[.C29]+[.D29]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table:formula="of:=[.C30]+[.D30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C31]+[.D31]" office:value-type="float" office:value="39" calcext:value-type="float">
            <text:p>3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table:formula="of:=[.C32]+[.D32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C33]+[.D33]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table:formula="of:=[.C34]+[.D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C35]+[.D35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table:formula="of:=[.C36]+[.D36]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table:formula="of:=[.C37]+[.D3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8]+[.D38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table:formula="of:=[.C39]+[.D39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0]+[.D40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1]+[.D41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2]+[.D42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3]+[.D43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table:formula="of:=[.C44]+[.D44]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[.C45]+[.D45]"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46]+[.D46]"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table:formula="of:=[.C47]+[.D47]"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48]+[.D48]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49]+[.D49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50]+[.D50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table:formula="of:=[.C51]+[.D51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52]+[.D52]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3]+[.D53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4]+[.D54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table:formula="of:=[.C55]+[.D55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6]+[.D56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table:formula="of:=[.C57]+[.D57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8]+[.D58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9]+[.D59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0]+[.D60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1]+[.D61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2]+[.D62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3]+[.D63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table:formula="of:=[.C64]+[.D64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5]+[.D65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6]+[.D66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7]+[.D67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8]+[.D68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9]+[.D69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70]+[.D70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1]+[.D71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2]+[.D72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3]+[.D73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4]+[.D74]"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C75]+[.D75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6]+[.D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7]+[.D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8]+[.D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9]+[.D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0]+[.D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1]+[.D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2]+[.D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3]+[.D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4]+[.D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5]+[.D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6]+[.D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7]+[.D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8]+[.D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9]+[.D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0]+[.D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1]+[.D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2]+[.D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3]+[.D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4]+[.D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5]+[.D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6]+[.D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7]+[.D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8]+[.D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9]+[.D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0]+[.D1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1]+[.D1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2]+[.D1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3]+[.D1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4]+[.D1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5]+[.D1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6]+[.D1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7]+[.D1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8]+[.D10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9]+[.D10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0]+[.D11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1]+[.D11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2]+[.D1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3]+[.D11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4]+[.D1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5]+[.D11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6]+[.D1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7]+[.D11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8]+[.D11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9]+[.D11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0]+[.D12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1]+[.D12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2]+[.D12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3]+[.D12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4]+[.D12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5]+[.D12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6]+[.D12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7]+[.D1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8]+[.D12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9]+[.D1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0]+[.D13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1]+[.D13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2]+[.D13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3]+[.D13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4]+[.D13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5]+[.D13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6]+[.D13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7]+[.D13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8]+[.D1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9]+[.D13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0]+[.D1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1]+[.D14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2]+[.D14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3]+[.D14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4]+[.D14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5]+[.D14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6]+[.D14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7]+[.D14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8]+[.D14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9]+[.D14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0]+[.D15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1]+[.D15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2]+[.D15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3]+[.D15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4]+[.D15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5]+[.D15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6]+[.D15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7]+[.D15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8]+[.D15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9]+[.D15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0]+[.D16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1]+[.D16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2]+[.D16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3]+[.D16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4]+[.D16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5]+[.D16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6]+[.D16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7]+[.D16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8]+[.D16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9]+[.D16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0]+[.D17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1]+[.D17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2]+[.D17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3]+[.D17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4]+[.D17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5]+[.D17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6]+[.D1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7]+[.D1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8]+[.D1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9]+[.D1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0]+[.D1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1]+[.D1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2]+[.D1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3]+[.D1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4]+[.D1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5]+[.D1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6]+[.D1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7]+[.D1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8]+[.D1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9]+[.D1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0]+[.D1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1]+[.D1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2]+[.D1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3]+[.D1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4]+[.D1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5]+[.D1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6]+[.D1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7]+[.D1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8]+[.D1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9]+[.D1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0]+[.D2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1]+[.D2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2]+[.D2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3]+[.D2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4]+[.D2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5]+[.D2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6]+[.D2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7]+[.D2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. Annahme: </text:p>
          </table:table-cell>
          <table:table-cell office:value-type="string" calcext:value-type="string">
            <text:p>Ein speziellerer Code ist dem allgemeinem Code vorzuzie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 =&gt; Daher wird 1 eher als schlechterer Code angenommen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<text:s text:c="8"/>7 | <text:s text:c="7"/>1 | <text:s text:c="2"/>3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<text:s text:c="8"/>4 | <text:s text:c="7"/>1 | <text:s text:c="2"/>1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 text:c="8"/>3 | <text:s text:c="7"/>1 | <text:s text:c="2"/>1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<text:s text:c="8"/>2 | <text:s text:c="7"/>1 | <text:s text:c="2"/>1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<text:s text:c="7"/>12 | <text:s text:c="7"/>1 | <text:s text:c="2"/>1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<text:s text:c="8"/>5 | <text:s text:c="7"/>1 | <text:s text:c="2"/>1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<text:s text:c="8"/>1 | <text:s text:c="7"/>7 | <text:s text:c="2"/>1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7"/>10 | <text:s text:c="7"/>1 | <text:s text:c="3"/>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8"/>1 | <text:s text:c="7"/>2 | <text:s text:c="3"/>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 text:c="8"/>8 | <text:s text:c="7"/>1 | <text:s text:c="3"/>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s text:c="8"/>1 | <text:s text:c="7"/>4 | <text:s text:c="3"/>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 text:c="8"/>6 | <text:s text:c="7"/>1 | <text:s text:c="3"/>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 text:c="8"/>7 | <text:s text:c="7"/>2 | <text:s text:c="3"/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 text:c="8"/>4 | <text:s text:c="7"/>2 | <text:s text:c="3"/>5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 text:c="8"/>9 | <text:s text:c="7"/>8 | <text:s text:c="3"/>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4 | <text:s text:c="7"/>7 | <text:s text:c="3"/>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1 | <text:s text:c="6"/>10 | <text:s text:c="3"/>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 text:c="8"/>2 | <text:s text:c="7"/>7 | <text:s text:c="3"/>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 text:c="8"/>5 | <text:s text:c="7"/>2 | <text:s text:c="3"/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 text:c="8"/>1 | <text:s text:c="7"/>5 | <text:s text:c="3"/>4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 text:c="8"/>5 | <text:s text:c="7"/>7 | <text:s text:c="3"/>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 text:c="8"/>7 | <text:s text:c="7"/>4 | <text:s text:c="3"/>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1 | <text:s text:c="6"/>12 | <text:s text:c="3"/>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4 | <text:s text:c="7"/>8 | <text:s text:c="3"/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 text:c="8"/>7 | <text:s text:c="7"/>3 | <text:s text:c="3"/>3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9 | <text:s text:c="7"/>1 | <text:s text:c="3"/>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8 | <text:s text:c="7"/>9 | <text:s text:c="3"/>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7 | <text:s text:c="7"/>8 | <text:s text:c="3"/>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3 | <text:s text:c="7"/>2 | <text:s text:c="3"/>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1 | <text:s text:c="7"/>3 | <text:s text:c="3"/>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5 | <text:s text:c="6"/>10 | <text:s text:c="3"/>3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8 | <text:s text:c="7"/>7 | <text:s text:c="3"/>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9 | <text:s text:c="3"/>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7 | <text:s text:c="3"/>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7"/>11 | <text:s text:c="7"/>1 | <text:s text:c="3"/>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8"/>8 | <text:s text:c="7"/>4 | <text:s text:c="3"/>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9 | <text:s text:c="3"/>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3 | <text:s text:c="7"/>8 | <text:s text:c="3"/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8 | <text:s text:c="3"/>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7"/>10 | <text:s text:c="7"/>5 | <text:s text:c="3"/>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7 | <text:s text:c="7"/>5 | <text:s text:c="3"/>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 text:c="8"/>2 | <text:s text:c="7"/>4 | <text:s text:c="3"/>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 text:c="7"/>10 | <text:s text:c="7"/>7 | <text:s text:c="3"/>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 text:c="8"/>8 | <text:s text:c="7"/>2 | <text:s text:c="3"/>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 text:c="7"/>12 | <text:s text:c="7"/>2 | <text:s text:c="3"/>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8"/>1 | <text:s text:c="7"/>6 | <text:s text:c="3"/>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7"/>11 | <text:s text:c="7"/>2 | <text:s text:c="3"/>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3 | <text:s text:c="7"/>7 | <text:s text:c="3"/>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7"/>10 | <text:s text:c="7"/>2 | <text:s text:c="3"/>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5 | <text:s text:c="7"/>3 | <text:s text:c="3"/>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8"/>4 | <text:s text:c="7"/>5 | <text:s text:c="3"/>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7 | <text:s text:c="6"/>12 | <text:s text:c="3"/>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8 | <text:s text:c="7"/>3 | <text:s text:c="3"/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3 | <text:s text:c="7"/>5 | <text:s text:c="3"/>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8"/>7 | <text:s text:c="6"/>10 | <text:s text:c="3"/>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7"/>12 | <text:s text:c="7"/>4 | <text:s text:c="3"/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0 | <text:s text:c="7"/>3 | <text:s text:c="3"/>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2 | <text:s text:c="6"/>10 | <text:s text:c="3"/>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1 | <text:s text:c="7"/>7 | <text:s text:c="3"/>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5 | <text:s text:c="7"/>8 | <text:s text:c="3"/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7 | <text:s text:c="7"/>6 | <text:s text:c="3"/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7"/>10 | <text:s text:c="7"/>4 | <text:s text:c="3"/>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8 | <text:s text:c="3"/>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5 | <text:s text:c="3"/>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8 | <text:s text:c="6"/>10 | <text:s text:c="3"/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8"/>6 | <text:s text:c="7"/>7 | <text:s text:c="3"/>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1 | <text:s text:c="6"/>10 | <text:s text:c="3"/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0 | <text:s text:c="7"/>8 | <text:s text:c="3"/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2 | <text:s text:c="7"/>8 | <text:s text:c="3"/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7 | <text:s text:c="7"/>9 | <text:s text:c="3"/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2 | <text:s text:c="6"/>12 | <text:s text:c="3"/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5 | <text:s text:c="7"/>9 | <text:s text:c="3"/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7"/>12 | <text:s text:c="7"/>5 | <text:s text:c="4"/>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4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6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2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7 | <text:s text:c="6"/>11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5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9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0 | <text:s text:c="4"/>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5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6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2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9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0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2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9 | <text:s text:c="4"/>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2 | <text:s text:c="4"/>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0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3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1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4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5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8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9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4 | <text:s text:c="4"/>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4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2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5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2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6"/>10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2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6 | <text:s text:c="4"/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6"/>11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6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7"/>3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6"/>12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7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3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2 | <text:s text:c="4"/>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6 | <text:s text:c="4"/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3 | <text:s text:c="4"/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4 | <text:s text:c="4"/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3 | <text:s text:c="4"/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3 | <text:s text:c="4"/>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1 | <text:s text:c="4"/>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1 | <text:s text:c="4"/>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6 | <text:s text:c="4"/>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9 | <text:s text:c="4"/>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1 | <text:s text:c="4"/>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1 | <text:s text:c="4"/>1</text:p>
          </table:table-cell>
        </table:table-row>
      </table:table>
      <table:table table:name="aufloese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new.A1:new.E207" table:display-filter-buttons="true">
          <table:filter>
            <table:filter-or>
              <table:filter-condition table:field-number="3" table:data-type="number" table:value="67" table:operator="="/>
            </table:filter-or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.00.0000</text:date>, <text:time style:data-style-name="N2" text:time-value="18:59:12.9028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0:21:13.982480000</meta:creation-date>
    <meta:generator>LibreOffice/4.2.5.2$MacOSX_x86 LibreOffice_project/61cb170a04bb1f12e77c884eab9192be736ec5f5</meta:generator>
    <dc:date>2014-07-23T14:34:11.397090000</dc:date>
    <meta:editing-duration>PT48M8S</meta:editing-duration>
    <meta:editing-cycles>7</meta:editing-cycles>
    <meta:document-statistic meta:table-count="3" meta:cell-count="838" meta:object-count="0"/>
  </office:meta>
</office:document-meta>
</file>